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6.995cm" fo:margin-left="-1.016cm" table:align="left"/>
    </style:style>
    <style:style style:name="Tabla1.A" style:family="table-column">
      <style:table-column-properties style:column-width="3.399cm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b0ec7" officeooo:paragraph-rsid="001b0ec7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b9158" officeooo:paragraph-rsid="001b91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b9158" officeooo:paragraph-rsid="001b91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b9158" officeooo:paragraph-rsid="001d82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d82c0" officeooo:paragraph-rsid="001d82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fo:font-size="11pt" style:font-size-asian="9.60000038146973pt" style:font-size-complex="11pt"/>
    </style:style>
    <style:style style:name="P9" style:family="paragraph" style:parent-style-name="Text_20_body" style:list-style-name="L1" style:master-page-name="">
      <loext:graphic-properties draw:fill="none"/>
      <style:paragraph-properties fo:margin-left="1.101cm" fo:margin-right="0cm" fo:margin-top="0cm" fo:margin-bottom="0.247cm" style:contextual-spacing="false" fo:line-height="150%" fo:text-indent="-0.4cm" style:auto-text-indent="false" style:page-number="auto" fo:background-color="transparent">
        <style:tab-stops/>
      </style:paragraph-properties>
      <style:text-properties fo:font-size="11pt" officeooo:rsid="001b0ec7" officeooo:paragraph-rsid="001b0ec7" style:font-size-asian="9.60000038146973pt" style:font-size-complex="11pt"/>
    </style:style>
    <style:style style:name="P10" style:family="paragraph" style:parent-style-name="Text_20_body" style:list-style-name="L1">
      <loext:graphic-properties draw:fill="none"/>
      <style:paragraph-properties fo:margin-left="1.101cm" fo:margin-right="0cm" fo:margin-top="0cm" fo:margin-bottom="0.247cm" style:contextual-spacing="false" fo:line-height="150%" fo:text-indent="-0.4cm" style:auto-text-indent="false" fo:background-color="transparent">
        <style:tab-stops/>
      </style:paragraph-properties>
      <style:text-properties fo:font-size="11pt" officeooo:rsid="001b8c6a" officeooo:paragraph-rsid="001b8c6a" style:font-size-asian="9.60000038146973pt" style:font-size-complex="11pt"/>
    </style:style>
    <style:style style:name="P11" style:family="paragraph" style:parent-style-name="Text_20_body">
      <style:text-properties fo:font-size="11pt" fo:font-weight="bold" officeooo:rsid="001b0ec7" officeooo:paragraph-rsid="001b0ec7" style:font-size-asian="9.60000038146973pt" style:font-weight-asian="bold" style:font-size-complex="11pt" style:font-weight-complex="bold"/>
    </style:style>
    <style:style style:name="T1" style:family="text">
      <style:text-properties officeooo:rsid="001a310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316cm" fo:margin-left="0.9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7. tablas. ejercicio guiado</text:p>
      <table:table table:name="Tabla1" table:style-name="Tabla1" table:template-name="Default Style">
        <table:table-column table:style-name="Tabla1.A" table:number-columns-repeated="5"/>
        <table:table-row>
          <table:table-cell table:style-name="Tabla1.A1" office:value-type="string">
            <text:p text:style-name="P3">Horario</text:p>
          </table:table-cell>
          <table:table-cell table:style-name="Tabla1.A1" office:value-type="string">
            <text:p text:style-name="P4">Lunes</text:p>
          </table:table-cell>
          <table:table-cell table:style-name="Tabla1.A1" office:value-type="string">
            <text:p text:style-name="P4">Martes</text:p>
          </table:table-cell>
          <table:table-cell table:style-name="Tabla1.A1" office:value-type="string">
            <text:p text:style-name="P4">Miércoles</text:p>
          </table:table-cell>
          <table:table-cell table:style-name="Tabla1.E1" office:value-type="string">
            <text:p text:style-name="P4">Jueves</text:p>
          </table:table-cell>
        </table:table-row>
        <table:table-row>
          <table:table-cell table:style-name="Tabla1.A2" office:value-type="string">
            <text:p text:style-name="P3">8:30-9:30</text:p>
          </table:table-cell>
          <table:table-cell table:style-name="Tabla1.A2" office:value-type="string">
            <text:p text:style-name="P4">Pedagogía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E2" office:value-type="string">
            <text:p text:style-name="P4">Informática</text:p>
          </table:table-cell>
        </table:table-row>
        <table:table-row>
          <table:table-cell table:style-name="Tabla1.A2" office:value-type="string">
            <text:p text:style-name="P3">9:30-10:30</text:p>
          </table:table-cell>
          <table:table-cell table:style-name="Tabla1.A2" office:value-type="string">
            <text:p text:style-name="P4">Pedagogía</text:p>
          </table:table-cell>
          <table:table-cell table:style-name="Tabla1.A2" office:value-type="string">
            <text:p text:style-name="P4">Literatura</text:p>
          </table:table-cell>
          <table:table-cell table:style-name="Tabla1.A2" office:value-type="string">
            <text:p text:style-name="P4">Historia de Europa</text:p>
          </table:table-cell>
          <table:table-cell table:style-name="Tabla1.E2" office:value-type="string">
            <text:p text:style-name="P4">Gramática</text:p>
          </table:table-cell>
        </table:table-row>
        <table:table-row>
          <table:table-cell table:style-name="Tabla1.A2" office:value-type="string">
            <text:p text:style-name="P3">11:00-11:30</text:p>
          </table:table-cell>
          <table:table-cell table:style-name="Tabla1.A2" office:value-type="string">
            <text:p text:style-name="P4">Educación Física</text:p>
          </table:table-cell>
          <table:table-cell table:style-name="Tabla1.A2" office:value-type="string">
            <text:p text:style-name="P6">Matemáticas</text:p>
          </table:table-cell>
          <table:table-cell table:style-name="Tabla1.A2" office:value-type="string">
            <text:p text:style-name="P5">Informática</text:p>
          </table:table-cell>
          <table:table-cell table:style-name="Tabla1.E2" office:value-type="string">
            <text:p text:style-name="P6">Música</text:p>
          </table:table-cell>
        </table:table-row>
        <table:table-row>
          <table:table-cell table:style-name="Tabla1.A2" office:value-type="string">
            <text:p text:style-name="P3">11:30-12:30</text:p>
          </table:table-cell>
          <table:table-cell table:style-name="Tabla1.A2" office:value-type="string">
            <text:p text:style-name="P5">Educación Física</text:p>
          </table:table-cell>
          <table:table-cell table:style-name="Tabla1.A2" office:value-type="string">
            <text:p text:style-name="P6">Matemáticas</text:p>
          </table:table-cell>
          <table:table-cell table:style-name="Tabla1.A2" office:value-type="string">
            <text:p text:style-name="P5">Informática</text:p>
          </table:table-cell>
          <table:table-cell table:style-name="Tabla1.E2" office:value-type="string">
            <text:p text:style-name="P6">Música</text:p>
          </table:table-cell>
        </table:table-row>
        <table:table-row>
          <table:table-cell table:style-name="Tabla1.A2" office:value-type="string">
            <text:p text:style-name="P3">12:30-13:30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5">Historia de Europa</text:p>
          </table:table-cell>
          <table:table-cell table:style-name="Tabla1.A2" office:value-type="string">
            <text:p text:style-name="P6">Inglés</text:p>
          </table:table-cell>
          <table:table-cell table:style-name="Tabla1.E2" office:value-type="string">
            <text:p text:style-name="P5">Gramática</text:p>
          </table:table-cell>
        </table:table-row>
      </table:table>
      <text:p text:style-name="P8"/>
      <text:p text:style-name="P11">¿Como se hace?</text:p>
      <text:list xml:id="list481946480" text:style-name="L1">
        <text:list-item>
          <text:p text:style-name="P9">Seleccionar el menú <text:span text:style-name="T2">Insertar &gt; Tabla</text:span> y en la ventana de diálogo que aparece darle a la tabla el nombre <text:span text:style-name="T2">Tabla1</text:span>, seleccionar <text:span text:style-name="T2">5</text:span> columnas y <text:span text:style-name="T2">6</text:span> filas. Activar la opción <text:span text:style-name="T2">Borde</text:span> y desactivar el resto de opciones.</text:p>
        </text:list-item>
        <text:list-item>
          <text:p text:style-name="P10">Introducir los textos que conforman cada una de las celdas. Utilizar para ello las utilidades de edición que se aprendieron en prácticas anteriores (como copiar y pegar). El tamaño de carácter es <text:span text:style-name="T2">10pt</text:span> y el tipo<text:span text:style-name="T2"> Arial</text:span>.</text:p>
        </text:list-item>
        <text:list-item>
          <text:p text:style-name="P10">Seleccionar todas las columnas excepto la prinera y centrar el texto en las celdas mediante el menú <text:span text:style-name="T2">Formato &gt; Párrafo</text:span> pestaña <text:span text:style-name="T2">Alineación</text:span>.</text:p>
        </text:list-item>
        <text:list-item>
          <text:p text:style-name="P10">Seleccionar todas las celdas y centrar verticalmente sus contenidos mediante el menú<text:span text:style-name="T2"> Formato &gt; Tabla</text:span> pestaña <text:span text:style-name="T2">Flujo del texto</text:span>.</text:p>
        </text:list-item>
        <text:list-item>
          <text:p text:style-name="P10">Guardar el ficher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1:39:20.154155078</meta:creation-date>
    <dc:title>Ofimática</dc:title>
    <meta:editing-duration>PT2S</meta:editing-duration>
    <meta:editing-cycles>2</meta:editing-cycles>
    <meta:generator>LibreOffice/7.4.1.2$Linux_X86_64 LibreOffice_project/40$Build-2</meta:generator>
    <dc:date>2022-10-25T12:05:53.729942257</dc:date>
    <meta:document-statistic meta:table-count="1" meta:image-count="0" meta:object-count="0" meta:page-count="1" meta:paragraph-count="35" meta:word-count="168" meta:character-count="1058" meta:non-whitespace-character-count="930"/>
    <meta:template xlink:type="simple" xlink:actuate="onRequest" xlink:title="Ofimática" xlink:href="../../../Plantillas/Ofimática.ott" meta:date="2022-10-25T11:39:19.734552103"/>
  </office:meta>
</office:document-meta>
</file>